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ights-title">
      <style:graphic-properties fo:min-height="2.63cm"/>
      <style:paragraph-properties style:writing-mode="lr-tb"/>
    </style:style>
    <style:style style:name="pr2" style:family="presentation" style:parent-style-name="Lights-subtitle">
      <style:graphic-properties draw:fill-color="#ffffff" fo:min-height="5.619cm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Lights1-title">
      <style:graphic-properties draw:auto-grow-height="true" fo:min-height="2.75cm"/>
      <style:paragraph-properties style:writing-mode="lr-tb"/>
    </style:style>
    <style:style style:name="pr5" style:family="presentation" style:parent-style-name="Lights1-outline1">
      <style:graphic-properties draw:fill="solid" draw:fill-color="#ffffff" draw:opacity="55%" fo:min-height="12.737cm"/>
      <style:paragraph-properties style:writing-mode="lr-tb"/>
    </style:style>
    <style:style style:name="pr6" style:family="presentation" style:parent-style-name="Lights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Lights2-title">
      <style:graphic-properties draw:auto-grow-height="true" fo:min-height="2.75cm"/>
      <style:paragraph-properties style:writing-mode="lr-tb"/>
    </style:style>
    <style:style style:name="pr8" style:family="presentation" style:parent-style-name="Lights2-subtitle">
      <style:graphic-properties draw:fill-color="#ffffff" draw:auto-grow-height="true" fo:min-height="10cm"/>
      <style:paragraph-properties style:writing-mode="lr-tb"/>
    </style:style>
    <style:style style:name="pr9" style:family="presentation" style:parent-style-name="Lights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Lights2-title">
      <style:graphic-properties fo:min-height="2.75cm"/>
      <style:paragraph-properties style:writing-mode="lr-tb"/>
    </style:style>
    <style:style style:name="pr11" style:family="presentation" style:parent-style-name="Lights2-outline1">
      <style:graphic-properties fo:min-height="10.001cm"/>
      <style:paragraph-properties style:writing-mode="lr-tb"/>
    </style:style>
    <style:style style:name="pr12" style:family="presentation" style:parent-style-name="Lights2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solid" draw:fill-color="#ffffff" draw:opacity="55%"/>
      <style:paragraph-properties style:writing-mode="lr-tb"/>
    </style:style>
    <style:style style:name="P5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3.969cm" presentation:class="title" presentation:user-transformed="true">
          <draw:text-box>
            <text:p>The Latest and Greatest in Java</text:p>
          </draw:text-box>
        </draw:frame>
        <draw:frame presentation:style-name="pr2" draw:text-style-name="P2" draw:layer="layout" svg:width="25.199cm" svg:height="5.619cm" svg:x="1.4cm" svg:y="7.2cm" presentation:class="subtitle" presentation:user-transformed="true">
          <draw:text-box>
            <text:p><text:span text:style-name="T1">Features, Bells and Whistles from Java 8 and beyond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1" draw:layer="layout" svg:width="25cm" svg:height="2.75cm" svg:x="1.5cm" svg:y="0.75cm" presentation:class="title">
          <draw:text-box>
            <text:p>Who am I</text:p>
          </draw:text-box>
        </draw:frame>
        <draw:frame presentation:style-name="pr5" draw:text-style-name="P4" draw:layer="layout" svg:width="25cm" svg:height="10cm" svg:x="1.5cm" svg:y="4cm" presentation:class="outline" presentation:user-transformed="true">
          <draw:text-box>
            <text:list text:style-name="L2">
              <text:list-header>
                <text:p xml:id="id1" text:id="id1"/>
              </text:list-header>
              <text:list-item>
                <text:p xml:id="id2" text:id="id2">Johnny Egeland – Senior Developer</text:p>
              </text:list-item>
              <text:list-item>
                <text:p xml:id="id3" text:id="id3">Work at Storebrand – Doing the Taxes</text:p>
              </text:list-item>
              <text:list-item>
                <text:p xml:id="id4" text:id="id4">Have worked with Software Development for 21 years</text:p>
              </text:list-item>
              <text:list-item>
                <text:p>10+ years of experience in C# and .Net</text:p>
              </text:list-item>
              <text:list-item>
                <text:p>… and only 3+ years of experience in Java :-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2" presentation:presentation-page-layout-name="AL1T0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What will we look into</text:p>
          </draw:text-box>
        </draw:frame>
        <draw:frame presentation:style-name="pr8" draw:text-style-name="P3" draw:layer="layout" svg:width="25cm" svg:height="10cm" svg:x="1.5cm" svg:y="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Moving forward from Java 8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5" text:id="id5">I assume Java 8 features is familiar stuff?</text:p>
                <text:list>
                  <text:list-item>
                    <text:p xml:id="id6" text:id="id6">Lambda functions, Stream API, Optional, etc…</text:p>
                  </text:list-item>
                </text:list>
              </text:list-item>
              <text:list-item>
                <text:p xml:id="id7" text:id="id7">Have you moved forward yet?</text:p>
              </text:list-item>
              <text:list-item>
                <text:p xml:id="id8" text:id="id8">XML processing and Old dependencies where pain points</text:p>
                <text:list>
                  <text:list-item>
                    <text:p xml:id="id9" text:id="id9">All built in XML stuff is dropped after Java 8</text:p>
                  </text:list-item>
                  <text:list-item>
                    <text:p xml:id="id10" text:id="id10">Hard to find the correct replacements. But doable…</text:p>
                  </text:list-item>
                  <text:list-item>
                    <text:p xml:id="id11" text:id="id11"><text:span text:style-name="T2">Hint!</text:span> Jakarta and Glassfish has compatible API and Implementation</text:p>
                  </text:list-item>
                </text:list>
              </text:list-item>
              <text:list-item>
                <text:p xml:id="id12" text:id="id12">Getting up to 11 was tedious… Moving on from there was simple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>
          <draw:text-box>
            <text:p>New stuff Java 9 to 17 (current LTS)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 xml:id="id13" text:id="id13">Interface default, static and private methods (8 - 9)</text:p>
              </text:list-item>
              <text:list-item>
                <text:p xml:id="id14" text:id="id14" text:style-name="P5">Local Variable type inference (11)</text:p>
              </text:list-item>
              <text:list-item>
                <text:p xml:id="id15" text:id="id15" text:style-name="P5">Files.readString and Files.writeString (11)</text:p>
              </text:list-item>
              <text:list-item>
                <text:p xml:id="id16" text:id="id16" text:style-name="P5">Collectors.Teeing (12)</text:p>
              </text:list-item>
              <text:list-item>
                <text:p xml:id="id17" text:id="id17">Switch Expressions (14)</text:p>
              </text:list-item>
              <text:list-item>
                <text:p xml:id="id18" text:id="id18" text:style-name="P5">Text Blocks (15)</text:p>
              </text:list-item>
              <text:list-item>
                <text:p xml:id="id19" text:id="id19" text:style-name="P5"><text:span text:style-name="T3">InstanceOf pattern matching, </text:span>Records (16)</text:p>
              </text:list-item>
              <text:list-item>
                <text:p xml:id="id20" text:id="id20" text:style-name="P5">Pattern matching for Switch, Sealed Classes (17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5" anim:sub-item="text" smil:attributeName="visibility" smil:to="visible"/>
                  <anim:transitionFilter smil:dur="0.5s" smil:targetElement="id1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6" anim:sub-item="text" smil:attributeName="visibility" smil:to="visible"/>
                  <anim:transitionFilter smil:dur="0.5s" smil:targetElement="id1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0" anim:sub-item="text" smil:attributeName="visibility" smil:to="visible"/>
                  <anim:transitionFilter smil:dur="0.5s" smil:targetElement="id20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2" presentation:presentation-page-layout-name="AL2T1">
        <office:forms form:automatic-focus="false" form:apply-design-mode="false"/>
        <draw:frame presentation:style-name="pr7" draw:text-style-name="P1" draw:layer="layout" svg:width="25cm" svg:height="2.75cm" svg:x="1.5cm" svg:y="0.75cm" presentation:class="title">
          <draw:text-box>
            <text:p>Beyond Java 17 ...</text:p>
          </draw:text-box>
        </draw:frame>
        <draw:frame presentation:style-name="pr11" draw:text-style-name="P1" draw:layer="layout" svg:width="25cm" svg:height="6.019cm" svg:x="1.322cm" svg:y="6.046cm" presentation:class="outline" presentation:user-transformed="true">
          <draw:text-box>
            <text:list text:style-name="L2">
              <text:list-item>
                <text:p xml:id="id21" text:id="id21">Pattern Matching improvements (18)</text:p>
              </text:list-item>
              <text:list-item>
                <text:p xml:id="id22" text:id="id22">Project Loom (Preview in 19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Honorable mentions...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Project Jigsaw, aka. Java modules (9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1: interface default, static and private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Default and static methods introduced in Java 8</text:p>
              </text:list-item>
              <text:list-item>
                <text:p>Allowing Private keyword introduced in Java 9</text:p>
              </text:list-item>
              <text:list-item>
                <text:p>Place functionality tightly related to the Interface, in the interface itself.</text:p>
              </text:list-item>
              <text:list-item>
                <text:p>Allows for code re-use without exposing internal details</text:p>
              </text:list-item>
              <text:list-item>
                <text:p>… live demo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2" presentation:presentation-page-layout-name="AL2T1">
        <office:forms form:automatic-focus="false" form:apply-design-mode="false"/>
        <draw:frame presentation:style-name="pr10" draw:text-style-name="P1" draw:layer="layout" svg:width="25cm" svg:height="2.75cm" svg:x="1.5cm" svg:y="0.75cm" presentation:class="title" presentation:user-transformed="true">
          <draw:text-box>
            <text:p>Example 02: Local Variable Type inference </text:p>
          </draw:text-box>
        </draw:frame>
        <draw:frame presentation:style-name="pr11" draw:text-style-name="P1" draw:layer="layout" svg:width="25cm" svg:height="10cm" svg:x="1.5cm" svg:y="4cm" presentation:class="outline">
          <draw:text-box>
            <text:list text:style-name="L2">
              <text:list-item>
                <text:p>Introduced in Java 11</text:p>
              </text:list-item>
              <text:list-item>
                <text:p>Reduced typing – less repetition of type declarations</text:p>
              </text:list-item>
              <text:list-item>
                <text:p>Frowned upon by some devs</text:p>
                <text:list>
                  <text:list-item>
                    <text:p>Automatic -2 on reviews in Storebrand</text:p>
                  </text:list-item>
                </text:list>
              </text:list-item>
              <text:list-item>
                <text:p>… live heresy ..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Gradient_20_7" draw:display-name="Gradient 7" draw:style="linear" draw:start-color="#000032" draw:end-color="#f60063" draw:start-intensity="100%" draw:end-intensity="100%" draw:angle="20deg" draw:border="3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1" draw:display-name="Transparency 21" draw:style="ellipsoid" draw:cx="50%" draw:cy="85%" draw:start="20%" draw:end="90%" draw:angle="0deg" draw:border="25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09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ber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22T20:04:50.343820793</meta:creation-date>
    <meta:editing-duration>PT1H14M24S</meta:editing-duration>
    <meta:editing-cycles>15</meta:editing-cycles>
    <meta:generator>LibreOffice/7.3.6.2$Linux_X86_64 LibreOffice_project/30$Build-2</meta:generator>
    <dc:title>Lights</dc:title>
    <dc:date>2022-09-25T12:39:59.534251429</dc:date>
    <meta:document-statistic meta:object-count="115"/>
  </office:meta>
</office:document-meta>
</file>